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2.29cm" fo:min-width="2.04cm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fill-color="#000000" draw:fill-image-width="0cm" draw:fill-image-height="0cm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fill="solid" draw:fill-color="#000000" draw:fill-image-width="0cm" draw:fill-image-height="0cm" draw:textarea-vertical-align="middle"/>
    </style:style>
    <style:style style:name="gr5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2.29cm" fo:min-width="2.54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54cm" svg:height="2.54cm" svg:x="7.413cm" svg:y="10.77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542cm" svg:height="2.384cm" svg:x="7.412cm" svg:y="10.808cm">
            <draw:text-box>
              <text:p>Sender</text:p>
              <text:p/>
              <text:p>Dealer</text:p>
            </draw:text-box>
          </draw:frame>
          <draw:line draw:style-name="gr3" draw:text-style-name="P1" draw:layer="layout" svg:x1="7.413cm" svg:y1="12.049cm" svg:x2="9.953cm" svg:y2="12.049cm">
            <text:p/>
          </draw:line>
        </draw:g>
        <draw:g>
          <draw:custom-shape draw:style-name="gr1" draw:text-style-name="P1" draw:layer="layout" svg:width="2.54cm" svg:height="2.54cm" svg:x="7.413cm" svg:y="10.77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542cm" svg:height="2.384cm" svg:x="7.412cm" svg:y="10.808cm">
            <draw:text-box>
              <text:p>Sender</text:p>
              <text:p/>
              <text:p>Dealer</text:p>
            </draw:text-box>
          </draw:frame>
          <draw:line draw:style-name="gr3" draw:text-style-name="P1" draw:layer="layout" svg:x1="7.413cm" svg:y1="12.049cm" svg:x2="9.953cm" svg:y2="12.049cm">
            <text:p/>
          </draw:line>
        </draw:g>
        <draw:g>
          <draw:custom-shape draw:style-name="gr1" draw:text-style-name="P1" draw:layer="layout" svg:width="2.54cm" svg:height="2.54cm" svg:x="10.778cm" svg:y="10.77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542cm" svg:height="2.384cm" svg:x="10.777cm" svg:y="10.808cm">
            <draw:text-box>
              <text:p>Sender</text:p>
              <text:p/>
              <text:p>Dealer</text:p>
            </draw:text-box>
          </draw:frame>
          <draw:line draw:style-name="gr3" draw:text-style-name="P1" draw:layer="layout" svg:x1="10.778cm" svg:y1="12.049cm" svg:x2="13.318cm" svg:y2="12.049cm">
            <text:p/>
          </draw:line>
        </draw:g>
        <draw:g>
          <draw:custom-shape draw:style-name="gr1" draw:text-style-name="P1" draw:layer="layout" svg:width="2.54cm" svg:height="2.54cm" svg:x="10.778cm" svg:y="10.77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542cm" svg:height="2.384cm" svg:x="10.777cm" svg:y="10.808cm">
            <draw:text-box>
              <text:p>Sender</text:p>
              <text:p/>
              <text:p>Dealer</text:p>
            </draw:text-box>
          </draw:frame>
          <draw:line draw:style-name="gr3" draw:text-style-name="P1" draw:layer="layout" svg:x1="10.778cm" svg:y1="12.049cm" svg:x2="13.318cm" svg:y2="12.049cm">
            <text:p/>
          </draw:line>
        </draw:g>
        <draw:g>
          <draw:custom-shape draw:style-name="gr1" draw:text-style-name="P1" draw:layer="layout" svg:width="2.54cm" svg:height="2.54cm" svg:x="4.176cm" svg:y="10.77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542cm" svg:height="2.384cm" svg:x="4.175cm" svg:y="10.808cm">
            <draw:text-box>
              <text:p>Sender</text:p>
              <text:p/>
              <text:p>Dealer</text:p>
            </draw:text-box>
          </draw:frame>
          <draw:line draw:style-name="gr3" draw:text-style-name="P1" draw:layer="layout" svg:x1="4.176cm" svg:y1="12.049cm" svg:x2="6.716cm" svg:y2="12.049cm">
            <text:p/>
          </draw:line>
        </draw:g>
        <draw:g>
          <draw:custom-shape draw:style-name="gr1" draw:text-style-name="P1" draw:layer="layout" svg:width="2.54cm" svg:height="2.54cm" svg:x="4.176cm" svg:y="10.77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542cm" svg:height="2.384cm" svg:x="4.175cm" svg:y="10.808cm">
            <draw:text-box>
              <text:p>Sender</text:p>
              <text:p/>
              <text:p>Dealer</text:p>
            </draw:text-box>
          </draw:frame>
          <draw:line draw:style-name="gr3" draw:text-style-name="P1" draw:layer="layout" svg:x1="4.176cm" svg:y1="12.049cm" svg:x2="6.716cm" svg:y2="12.049cm">
            <text:p/>
          </draw:line>
        </draw:g>
        <draw:line draw:style-name="gr4" draw:text-style-name="P1" draw:layer="layout" svg:x1="5.318cm" svg:y1="13.319cm" svg:x2="5.318cm" svg:y2="14.716cm">
          <text:p/>
        </draw:line>
        <draw:line draw:style-name="gr4" draw:text-style-name="P1" draw:layer="layout" svg:x1="11.922cm" svg:y1="13.319cm" svg:x2="11.922cm" svg:y2="14.716cm">
          <text:p/>
        </draw:line>
        <draw:line draw:style-name="gr4" draw:text-style-name="P1" draw:layer="layout" svg:x1="5.318cm" svg:y1="13.32cm" svg:x2="5.318cm" svg:y2="14.717cm">
          <text:p/>
        </draw:line>
        <draw:line draw:style-name="gr4" draw:text-style-name="P1" draw:layer="layout" svg:x1="8.62cm" svg:y1="13.319cm" svg:x2="8.62cm" svg:y2="14.716cm">
          <text:p/>
        </draw:line>
        <draw:line draw:style-name="gr4" draw:text-style-name="P1" draw:layer="layout" svg:x1="8.62cm" svg:y1="14.716cm" svg:x2="8.62cm" svg:y2="16.113cm">
          <text:p/>
        </draw:line>
        <draw:line draw:style-name="gr3" draw:text-style-name="P1" draw:layer="layout" svg:x1="5.318cm" svg:y1="14.716cm" svg:x2="11.922cm" svg:y2="14.716cm">
          <text:p/>
        </draw:line>
        <draw:g>
          <draw:custom-shape draw:style-name="gr5" draw:text-style-name="P1" draw:layer="layout" svg:width="3.048cm" svg:height="2.54cm" svg:x="7.085cm" svg:y="16.11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3.186cm" svg:height="2.384cm" svg:x="7.085cm" svg:y="16.142cm">
            <draw:text-box>
              <text:p>Receiver</text:p>
              <text:p/>
              <text:p>ROUTER</text:p>
            </draw:text-box>
          </draw:frame>
          <draw:line draw:style-name="gr3" draw:text-style-name="P1" draw:layer="layout" svg:x1="7.086cm" svg:y1="17.383cm" svg:x2="10.133cm" svg:y2="17.383cm">
            <text:p/>
          </draw:line>
        </draw:g>
        <draw:line draw:style-name="gr3" draw:text-style-name="P1" draw:layer="layout" svg:x1="4.048cm" svg:y1="18.907cm" svg:x2="13.446cm" svg:y2="18.907cm">
          <text:p/>
        </draw:line>
        <draw:line draw:style-name="gr3" draw:text-style-name="P1" draw:layer="layout" svg:x1="13.446cm" svg:y1="10.652cm" svg:x2="13.446cm" svg:y2="18.9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ecil McGregor</meta:initial-creator>
    <meta:creation-date>2016-05-21T20:50:35.932729835</meta:creation-date>
    <dc:date>2016-05-22T13:24:21.400523647</dc:date>
    <dc:creator>Cecil McGregor</dc:creator>
    <meta:editing-duration>PT4H6M34S</meta:editing-duration>
    <meta:editing-cycles>2</meta:editing-cycles>
    <meta:generator>LibreOffice/4.3.7.2$Linux_X86_64 LibreOffice_project/430$Build-2</meta:generator>
    <meta:document-statistic meta:object-count="36"/>
  </office:meta>
</office:document-meta>
</file>